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1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 Simplifie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ython Unit Test</text:p>
          </draw:text-box>
        </draw:frame>
        <draw:frame presentation:style-name="pr4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Goal an encryption function that hides messages</text:span></text:p>
              </text:list-item>
              <text:list-item>
                <text:p text:style-name="P2"><text:span text:style-name="T1">Test Driven Development – Create reliable, flexible and modular software</text:span></text:p>
                <text:list>
                  <text:list-item>
                    <text:p text:style-name="P2"><text:span text:style-name="T1">fail test, fix code, pass test, fail new test</text:span></text:p>
                  </text:list-item>
                  <text:list-item>
                    <text:p><text:span text:style-name="T1">Three laws of TDD</text:span></text:p>
                    <text:list>
                      <text:list-item>
                        <text:p><text:span text:style-name="T1">You may not write production code unless you have first written a failing unit test</text:span></text:p>
                      </text:list-item>
                      <text:list-item>
                        <text:p><text:span text:style-name="T1">You may not write more of an unit test than is sufficient to fail</text:span></text:p>
                      </text:list-item>
                      <text:list-item>
                        <text:p><text:span text:style-name="T1">You may not write more production code than is sufficient to make the failing unit test pas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ort unittest, string</text:span></text:p>
                <text:list>
                  <text:list-item>
                    <text:p><text:span text:style-name="T1">string contains string.ascii_letter, spring.punctuation, string.numbers</text:span></text:p>
                  </text:list-item>
                </text:list>
              </text:list-item>
              <text:list-item>
                <text:p><text:span text:style-name="T1">if using jupyter or colab then use unittest.main(argv=[‘’], verbosity=2, exit=False)</text:span></text:p>
              </text:list-item>
              <text:list-item>
                <text:p><text:span text:style-name="T1">first part of an unit test name must always be test_</text:span></text:p>
              </text:list-item>
              <text:list-item>
                <text:p><text:span text:style-name="T1">Use the setUp() and not init() method</text:span></text:p>
              </text:list-item>
              <text:list-item>
                <text:p><text:span text:style-name="T1">“”</text:span><text:span text:style-name="T1">.join(&lt;list&gt;) – Converts a string to a list</text:span></text:p>
              </text:list-item>
              <text:list-item>
                <text:p><text:span text:style-name="T1">Functions:</text:span></text:p>
                <text:list>
                  <text:list-item>
                    <text:p><text:span text:style-name="T1">self.assertEqual(), </text:span><text:span text:style-name="T1"><text:tab/></text:span><text:span text:style-name="T1">sef.assertNotIn(), </text:span><text:span text:style-name="T1"><text:tab/></text:span><text:span text:style-name="T1">self.assetEqua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ython Unit Tes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abc[(abc.find(char) + 1) % len(abc)] for idx, char in enumerate(message) ]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ython Unit Test</text:p>
          </draw:text-box>
        </draw:frame>
        <draw:frame presentation:style-name="pr4" draw:layer="layout" svg:width="25.199cm" svg:height="12.956cm" svg:x="1.4cm" svg:y="2.54cm" presentation:class="outline" presentation:user-transformed="true">
          <draw:text-box>
            <text:list text:style-name="L2">
              <text:list-item>
                <text:p text:style-name="P3"><text:span text:style-name="T1">Example</text:span></text:p>
              </text:list-item>
              <text:list-item>
                <text:p text:style-name="P3"><text:span text:style-name="T1">def encrypt(message):</text:span></text:p>
                <text:list>
                  <text:list-item>
                    <text:p><text:span text:style-name="T1">return 0</text:span></text:p>
                  </text:list-item>
                </text:list>
              </text:list-item>
              <text:list-item>
                <text:p text:style-name="P4"><text:span text:style-name="T1">class TestEncryption(unittest.TestCase):</text:span></text:p>
                <text:list>
                  <text:list-item>
                    <text:p><text:span text:style-name="T1">def setUp():</text:span></text:p>
                    <text:list>
                      <text:list-item>
                        <text:p><text:span text:style-name="T1">self.my_message = “” </text:span><text:span text:style-name="T1"><text:tab/></text:span><text:span text:style-name="T1"><text:tab/></text:span><text:span text:style-name="T1"><text:tab/></text:span><text:span text:style-name="T1"><text:tab/></text:span><text:span text:style-name="T1">// Changed 0 to an empty string</text:span></text:p>
                      </text:list-item>
                    </text:list>
                  </text:list-item>
                  <text:list-item>
                    <text:p><text:span text:style-name="T1">def test_inputExists(self.my_message):</text:span></text:p>
                    <text:list>
                      <text:list-item>
                        <text:p><text:span text:style-name="T1">self.assertIsNotNonde() </text:span></text:p>
                      </text:list-item>
                    </text:list>
                  </text:list-item>
                  <text:list-item>
                    <text:p><text:span text:style-name="T1">def test_inputType(self):</text:span></text:p>
                    <text:list>
                      <text:list-item>
                        <text:p><text:span text:style-name="T1">self.assertIsInstatance(self.my_message, str)</text:span></text:p>
                      </text:list-item>
                    </text:list>
                  </text:list-item>
                  <text:list-item>
                    <text:p><text:span text:style-name="T1">def test_functionReturnsSomething(self):</text:span></text:p>
                    <text:list>
                      <text:list-item>
                        <text:p><text:span text:style-name="T1">sself.assiertIsNotNone(encrypt(self.my_message)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if ( __name__ == “main__”: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ython Unit Test</text:p>
          </draw:text-box>
        </draw:frame>
        <draw:frame presentation:style-name="pr4" draw:text-style-name="P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Other Notes on Testing </text:span></text:p>
                <text:list>
                  <text:list-item>
                    <text:p text:style-name="P5"><text:span text:style-name="T2">The unit case is a special tool for regression testing. </text:span></text:p>
                    <text:list>
                      <text:list-item>
                        <text:p text:style-name="P5"><text:span text:style-name="T2"><text:s text:c="2"/></text:span><text:span text:style-name="T2">It's used to determine if new changes have affected a program, </text:span></text:p>
                      </text:list-item>
                      <text:list-item>
                        <text:p text:style-name="P5"><text:span text:style-name="T2">practice what I've come to know as "positive failure" (writing the failure messages in your code first).</text:span></text:p>
                      </text:list-item>
                    </text:list>
                  </text:list-item>
                  <text:list-item>
                    <text:p text:style-name="P5"><text:span text:style-name="T2">By testing your input inside your use case, </text:span></text:p>
                    <text:list>
                      <text:list-item>
                        <text:p text:style-name="P5"><text:span text:style-name="T2">you've robbed the application of sanitizing input and given yourself the false assumption that the program will not crash when fed invalid input.</text:span></text:p>
                      </text:list-item>
                      <text:list-item>
                        <text:p text:style-name="P5"><text:span text:style-name="T2">Your unit test should also feed invalid input to any code where you don't have complete control. <text:s/></text:span></text:p>
                        <text:list>
                          <text:list-item>
                            <text:p text:style-name="P5"><text:span text:style-name="T2">For instance, if a user (or the program feeding the data to the encryption routine) feeds a blank string to the application, you would exit cleanly, but then the application has the opportunity to set something like "self.emptyStringFlag"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2">setup method might populate a handful or more known values so your unit test can hit every "corner case" you know of, </text:span></text:p>
                  </text:list-item>
                  <text:list-item>
                    <text:p text:style-name="P5"><text:span text:style-name="T2">I find that I have to step back and look at my own programs to see where I've pushed through a problem only to cause myself grief later. <text:s/></text:span></text:p>
                    <text:list>
                      <text:list-item>
                        <text:p text:style-name="P5"><text:span text:style-name="T2">That's why we often refactor small portions of a program over and over until it's not only readable, but has a way to be maintained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f __name__ == “__main__” for Developers</text:p>
          </draw:text-box>
        </draw:frame>
        <draw:frame presentation:style-name="pr4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__name__ is a special variable use when interacting with modules</text:span></text:p>
              </text:list-item>
              <text:list-item>
                <text:p text:style-name="P2"><text:span text:style-name="T1">Make a distinction between </text:span></text:p>
                <text:list>
                  <text:list-item>
                    <text:p text:style-name="P2"><text:span text:style-name="T1">the modules we import and the modules we do not import</text:span></text:p>
                  </text:list-item>
                </text:list>
              </text:list-item>
              <text:list-item>
                <text:p><text:span text:style-name="T1">What is a module – Can use it many programs or execute on its own</text:span></text:p>
                <text:list>
                  <text:list-item>
                    <text:p><text:span text:style-name="T1">A programming unit that is discrete and identifiable with respect to compiling, combining with outer units and loading</text:span></text:p>
                  </text:list-item>
                  <text:list-item>
                    <text:p><text:span text:style-name="T1">A logically separable part of a program</text:span></text:p>
                  </text:list-item>
                  <text:list-item>
                    <text:p><text:span text:style-name="T1">A set of source code files under version control that can be manipulated together as one</text:span></text:p>
                  </text:list-item>
                  <text:list-item>
                    <text:p><text:span text:style-name="T1">A collection of data and routines that act on it.</text:span></text:p>
                  </text:list-item>
                </text:list>
              </text:list-item>
              <text:list-item>
                <text:p><text:span text:style-name="T1">Example of modules : libraries, functions, classes, files</text:span></text:p>
              </text:list-item>
              <text:list-item>
                <text:p><text:span text:style-name="T1">__main__ is a value that represents the name of the top level environment where top level code run.</text:span></text:p>
              </text:list-item>
              <text:list-item>
                <text:p><text:span text:style-name="T1">If we import pandas and print pandas.__name__ we get pandas and not main.</text:span></text:p>
              </text:list-item>
              <text:list-item>
                <text:p><text:span text:style-name="T1">__name__ is basically the filename without the “.py”</text:span></text:p>
              </text:list-item>
              <text:list-item>
                <text:p><text:span text:style-name="T1">The if statement allows one file to be the main program that gets started – prevents automatic execution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1-18T12:41:10.544170232</meta:creation-date>
    <dc:date>2023-01-19T14:55:29.752490066</dc:date>
    <meta:editing-duration>PT23H20M34S</meta:editing-duration>
    <meta:editing-cycles>1</meta:editing-cycles>
    <meta:document-statistic meta:object-count="45"/>
    <meta:generator>LibreOffice/6.3.4.2$MacOSX_X86_64 LibreOffice_project/60da17e045e08f1793c57c00ba83cdfce946d0aa</meta:generator>
  </office:meta>
</office:document-meta>
</file>